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fo:color="#000000" officeooo:rsid="0010ea22" officeooo:paragraph-rsid="0010ea22"/>
    </style:style>
    <style:style style:name="P2" style:family="paragraph" style:parent-style-name="Frame_20_contents">
      <style:paragraph-properties fo:line-height="150%"/>
      <style:text-properties fo:color="#000000" fo:font-weight="bold" officeooo:rsid="0012770d" officeooo:paragraph-rsid="0012770d" style:font-weight-asian="bold" style:font-weight-complex="bold"/>
    </style:style>
    <style:style style:name="P3" style:family="paragraph" style:parent-style-name="Frame_20_contents">
      <style:text-properties fo:color="#000000" officeooo:rsid="0010ea22" officeooo:paragraph-rsid="0012770d"/>
    </style:style>
    <style:style style:name="T1" style:family="text">
      <style:text-properties officeooo:rsid="0013bd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zięki kompleksowym narzędziom składającym się na <text:s/>Samorządową Platformę Danych Przestrzennych, sprawne zarządzanie gminą i szybka obsługa interesantów stają się dostępne na wyciągnięcie ręki. SPDP to rozwiązanie zapewniające bezpieczeństwo danych i dostęp do nich nawet w trybie offline. Intuicyjnie zbudowane moduły systemu pozwalają wydobyć potrzebne informacje kilkukrotnie szybciej. Oznacza to nie tylko ułatwienie codziennej pracy czy wsparcie pracowników przy podejmowaniu decyzji, <text:s/>ale także krótszy czas oczekiwania na wydanie dokumentów interesantom. Platforma została zaprojektowana z uwzględnieniem możliwości rozbudowy i dopasowania funkcji do specyficznych potrzeb jednostki. W połączeniu z rozwiązaniami internetowymi udostępnianymi dla mieszkańców (m.in. <text:s/>podgląd miejscowego planu zagospodarowania przestrzennego dostępny z przeglądarki), buduje to nowoczesny i przyjazny wizerunek gminy.</text:p>
      <text:p text:style-name="P1"/>
      <text:p text:style-name="P1"/>
      <text:p text:style-name="P1"/>
      <text:p text:style-name="P2">Zostało zamienione na:</text:p>
      <text:p text:style-name="P3">Ważnym aspektem funkcjonowania każdej jednostki samorządu terytorialnego jest zadowolenie interesantów oraz sprawne zarządzanie gminą. Osiągnięcie tego efektu ułatwiają kompleksowe narzędzia ujęte w Samorządowej Platformie Danych Przestrzennych. SPDP, dzięki rozwiązaniom desktopowym gwarantuje bezpieczeństwo oraz dostęp do danych offline. Możliwości rozwijania funkcjonalności systemu daje modułowa budowa, która w połączeniu z rozwiązaniami webowymi, tworzy nowoczesny wizerunek gminy. Platforma wspomaga administrowanie gminą, skraca czas oczekiwania na wydanie dokumentów <text:span text:style-name="T1">mieszkańcom</text:span>, usprawniając codzienną pracę urzędu. Intuicyjnie zbudowane moduły, pozwalają pracownikom instytucji samorządowych w krótkim czasie uzyskiwać niezbędne dane. Pozwala to operować na obiektach w oparciu o mapę oraz generować niezbędne informacje <text:span text:style-name="T1">wspierające</text:span> proces podejmowania decyz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writing-mode="pag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8:44:13.788000000</meta:creation-date>
    <dc:date>2017-06-27T09:56:49.388000000</dc:date>
    <meta:editing-duration>PT13M48S</meta:editing-duration>
    <meta:editing-cycles>2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3" meta:word-count="209" meta:character-count="1800" meta:non-whitespace-character-count="1591"/>
  </office:meta>
</office:document-meta>
</file>